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ΙΤΗΣΗ<text:tab/><text:tab/><text:tab/><text:tab/><text:tab/>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2">ΘΕΜΑ: Χορήγηση άδειας </text:span><text:span text:style-name="T3">για επιμορφωτικούς ή επιστημονικούς λόγους</text:span></text:p>
      <text:p text:style-name="P5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1">………………………………………………………………………………</text:span>.)</text:p>
      <text:p text:style-name="P3"/>
      <text:p text:style-name="Standard"><text:span text:style-name="T2">Παρακαλώ να μου χορηγήσετε άδεια</text:span><text:span text:style-name="T4"> </text:span><text:span text:style-name="T3">για επιμορφωτικούς ή επιστημονικούς λόγους βάσει του αρθ.59 του Ν.3528/2007 (Α’ 26)</text:span></text:p>
      <text:p text:style-name="P4"><text:span text:style-name="T1">…………</text:span>.ημερ………από…………………………………….μέχρι ………………………………………διότι……………………………....</text:p>
      <text:p text:style-name="P2">…………………………………………………………………………………</text:p>
      <text:p text:style-name="P2">……………………………………………………………………………………………………………………………………………………………………</text:p>
      <text:p text:style-name="P3"/>
      <text:p text:style-name="P3"><text:soft-page-break/>Μαζί υποβάλλω και:</text:p>
      <text:p text:style-name="P3">α) Φωτοαντίγραφο της εγκυκλίου του <text:s/>σεμιναρίου ή συνεδρίου.</text:p>
      <text:p text:style-name="Standard"><text:span text:style-name="T2">β)Βεβαίωση συμμετοχής </text:span><text:span text:style-name="T4">(όταν επιστρέψω).</text:span></text:p>
      <text:p text:style-name="P3">γ)……………………………………………………………………………………………………………………………………………………………..</text:p>
      <text:p text:style-name="P3"/>
      <text:p text:style-name="P3"/>
      <text:p text:style-name="P3"/>
      <text:p text:style-name="P3">Ημερομηνία:…………………………………………..</text:p>
      <text:p text:style-name="P6"><text:span text:style-name="T1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0.05mm">
          <style:column style:rel-width="32764*" fo:start-indent="0mm" fo:end-indent="5.03mm"/>
          <style:column style:rel-width="32770*" fo:start-indent="5.03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33:00</meta:creation-date>
    <dc:creator>1g2</dc:creator>
    <dc:date>2016-10-20T08:37:00</dc:date>
    <meta:print-date>2008-03-24T09:17:00</meta:print-date>
    <meta:editing-cycles>3</meta:editing-cycles>
    <meta:editing-duration>PT5M</meta:editing-duration>
    <meta:document-statistic meta:table-count="0" meta:image-count="0" meta:object-count="0" meta:page-count="3" meta:paragraph-count="29" meta:word-count="78" meta:character-count="1111" meta:non-whitespace-character-count="1052"/>
    <meta:generator>LibreOffice/5.2.7.2$Linux_X86_64 LibreOffice_project/20m0$Build-2</meta:generator>
  </office:meta>
</office:document-meta>
</file>